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3.967cm"/>
    </style:style>
    <style:style style:name="Tabella1.D1.2" style:family="table-column">
      <style:table-column-properties style:column-width="8.202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101cm"/>
    </style:style>
    <style:style style:name="Tabella1.B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0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0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padding="0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O25" style:family="table-cell">
      <style:table-cell-properties fo:padding="0.049cm" fo:border-left="0.05pt solid #cccccc" fo:border-right="none" fo:border-top="none" fo:border-bottom="0.05pt solid #cccccc"/>
    </style:style>
    <style:style style:name="Tabella1.Q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T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K32" style:family="table-cell">
      <style:table-cell-properties fo:padding="0.049cm" fo:border-left="0.05pt solid #cccccc" fo:border-right="none" fo:border-top="none" fo:border-bottom="0.05pt solid #cccccc"/>
    </style:style>
    <style:style style:name="Tabella1.M32" style:family="table-cell">
      <style:table-cell-properties fo:padding="0.049cm" fo:border-left="0.05pt solid #cccccc" fo:border-right="none" fo:border-top="none" fo:border-bottom="0.05pt solid #cccccc"/>
    </style:style>
    <style:style style:name="Tabella1.Q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T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R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7530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>
          <table:table-cell table:style-name="Tabella1.A1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3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33">SCHEDA COMMERCIALE</text:p>
                </table:table-cell>
                <table:table-cell table:style-name="Tabella1.D1.2.1" office:value-type="string">
                  <text:p text:style-name="P26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7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6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1" table:number-columns-spanned="5" office:value-type="string">
            <text:p text:style-name="P3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1" office:value-type="string">
            <text:p text:style-name="P2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table:number-columns-spanned="21" office:value-type="string">
            <text:p text:style-name="P44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30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5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5" table:number-columns-spanned="8" office:value-type="string">
            <text:p text:style-name="P40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7">Cliente</text:p>
          </table:table-cell>
          <table:covered-table-cell/>
          <table:table-cell table:style-name="Tabella1.A7" table:number-columns-spanned="2" office:value-type="string">
            <text:p text:style-name="P27">Tessuto</text:p>
          </table:table-cell>
          <table:covered-table-cell/>
          <table:table-cell table:style-name="Tabella1.A7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I7" table:number-columns-spanned="3" office:value-type="string">
            <text:p text:style-name="P27">Articolo</text:p>
          </table:table-cell>
          <table:covered-table-cell/>
          <table:covered-table-cell/>
          <table:table-cell table:style-name="Tabella1.L7" table:number-columns-spanned="4" office:value-type="string">
            <text:p text:style-name="P27">Composizione</text:p>
            <text:p text:style-name="P27"/>
            <text:p text:style-name="P27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7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7">H.</text:p>
          </table:table-cell>
          <table:covered-table-cell/>
          <table:table-cell table:style-name="Tabella1.I7" office:value-type="string">
            <text:p text:style-name="P27">Q.tà</text:p>
          </table:table-cell>
        </table:table-row>
        <table:table-row>
          <table:table-cell table:style-name="Tabella1.A8" table:number-columns-spanned="21" office:value-type="string">
            <text:p text:style-name="P1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1" office:value-type="string">
            <text:p text:style-name="P16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1.1.1" office:value-type="string">
            <text:p text:style-name="P27">T</text:p>
          </table:table-cell>
          <table:table-cell table:style-name="Tabella1.B10" office:value-type="string">
            <text:p text:style-name="P32"><text:placeholder text:placeholder-type="text">&lt;l.partner_id&gt;</text:placeholder></text:p>
          </table:table-cell>
          <table:table-cell table:style-name="Tabella1.C10" table:number-columns-spanned="2" office:value-type="string">
            <text:p text:style-name="P32"><text:placeholder text:placeholder-type="text">&lt;l.fabric_id.code&gt;</text:placeholder></text:p>
          </table:table-cell>
          <table:covered-table-cell/>
          <table:table-cell table:style-name="Tabella1.C10" table:number-columns-spanned="4" office:value-type="string">
            <text:p text:style-name="P35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0" table:number-columns-spanned="3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table-cell table:style-name="Tabella1.L10" table:number-columns-spanned="4" office:value-type="string">
            <text:p text:style-name="P3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0" table:number-columns-spanned="3" office:value-type="string">
            <text:p text:style-name="P39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0" table:number-columns-spanned="2" office:value-type="string">
            <text:p text:style-name="P35"><text:placeholder text:placeholder-type="text">&lt;l.h_fabric&gt;</text:placeholder></text:p>
          </table:table-cell>
          <table:covered-table-cell/>
          <table:table-cell table:style-name="Tabella1.I10" office:value-type="string">
            <text:p text:style-name="P35"><text:placeholder text:placeholder-type="text">&lt;l.mt_fabric&gt;</text:placeholder></text:p>
          </table:table-cell>
        </table:table-row>
        <table:table-row table:style-name="Tabella1.10">
          <table:table-cell table:style-name="Tabella1.A8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7">Cliente</text:p>
          </table:table-cell>
          <table:covered-table-cell/>
          <table:table-cell table:style-name="Tabella1.A7" table:number-columns-spanned="3" office:value-type="string">
            <text:p text:style-name="P27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7">Fornitore</text:p>
          </table:table-cell>
          <table:covered-table-cell/>
          <table:table-cell table:style-name="Tabella1.A7" table:number-columns-spanned="2" office:value-type="string">
            <text:p text:style-name="P27">Articolo</text:p>
          </table:table-cell>
          <table:covered-table-cell/>
          <table:table-cell table:style-name="Tabella1.A7" table:number-columns-spanned="4" office:value-type="string">
            <text:p text:style-name="P27">Composiz.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7">Simboli</text:p>
          </table:table-cell>
          <table:covered-table-cell/>
          <table:covered-table-cell/>
          <table:table-cell table:style-name="Tabella1.A7" office:value-type="string">
            <text:p text:style-name="P27">Q.tà</text:p>
          </table:table-cell>
          <table:table-cell table:style-name="Tabella1.A7" table:number-columns-spanned="2" office:value-type="string">
            <text:p text:style-name="P27">H.</text:p>
          </table:table-cell>
          <table:covered-table-cell/>
          <table:table-cell table:style-name="Tabella1.I7" table:number-columns-spanned="2" office:value-type="string">
            <text:p text:style-name="P27">Totale</text:p>
          </table:table-cell>
          <table:covered-table-cell/>
        </table:table-row>
        <table:table-row table:style-name="Tabella1.16">
          <table:table-cell table:style-name="Tabella1.A16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7" table:number-columns-spanned="21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8" office:value-type="string">
            <text:p text:style-name="P27">T</text:p>
          </table:table-cell>
          <table:table-cell table:style-name="Tabella1.B18" office:value-type="string">
            <text:p text:style-name="P32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32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35"><text:placeholder text:placeholder-type="text">&lt;l.supplier_id.name if l.supplier_id else ''&gt;</text:placeholder></text:p>
          </table:table-cell>
          <table:covered-table-cell/>
          <table:table-cell table:style-name="Tabella1.J18" table:number-columns-spanned="2" office:value-type="string">
            <text:p text:style-name="P35"><text:placeholder text:placeholder-type="text">&lt;l.article_code or ''&gt;</text:placeholder></text:p>
          </table:table-cell>
          <table:covered-table-cell/>
          <table:table-cell table:style-name="Tabella1.J18" table:number-columns-spanned="4" office:value-type="string">
            <text:p text:style-name="P3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18" table:number-columns-spanned="3" office:value-type="string">
            <text:p text:style-name="P2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8" office:value-type="string">
            <text:p text:style-name="P22"><text:placeholder text:placeholder-type="text">&lt;l.mt_fabric&gt;</text:placeholder></text:p>
          </table:table-cell>
          <table:table-cell table:style-name="Tabella1.R18" table:number-columns-spanned="2" office:value-type="string">
            <text:p text:style-name="P22"><text:placeholder text:placeholder-type="text">&lt;l.h_fabric&gt;</text:placeholder></text:p>
          </table:table-cell>
          <table:covered-table-cell/>
          <table:table-cell table:style-name="Tabella1.T18" table:number-columns-spanned="2" office:value-type="string">
            <text:p text:style-name="P23"><text:placeholder text:placeholder-type="text">&lt;"%10.4f €" % ((l.cost or 0.0) * (l.mt_fabric or 0.0))&gt;</text:placeholder></text:p>
          </table:table-cell>
          <table:covered-table-cell/>
        </table:table-row>
        <table:table-row table:style-name="Tabella1.6">
          <table:table-cell table:style-name="Tabella1.A19" table:number-columns-spanned="21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1" table:number-columns-spanned="21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6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2" table:number-columns-spanned="21" office:value-type="string">
            <text:p text:style-name="P4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7">Tipo</text:p>
          </table:table-cell>
          <table:covered-table-cell/>
          <table:table-cell table:style-name="Tabella1.A23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A23" table:number-columns-spanned="8" office:value-type="string">
            <text:p text:style-name="P27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table:number-columns-spanned="2" office:value-type="string">
            <text:p text:style-name="P28">Colore</text:p>
          </table:table-cell>
          <table:covered-table-cell/>
          <table:table-cell table:style-name="Tabella1.A23" office:value-type="string">
            <text:p text:style-name="P27">H</text:p>
          </table:table-cell>
          <table:table-cell table:style-name="Tabella1.A23" table:number-columns-spanned="2" office:value-type="string">
            <text:p text:style-name="P27">Q.tà</text:p>
          </table:table-cell>
          <table:covered-table-cell/>
          <table:table-cell table:style-name="Tabella1.T23" table:number-columns-spanned="2" office:value-type="string">
            <text:p text:style-name="P31">Tono</text:p>
          </table:table-cell>
          <table:covered-table-cell/>
        </table:table-row>
        <table:table-row table:style-name="Tabella1.24">
          <table:table-cell table:style-name="Tabella1.A31" table:number-columns-spanned="21" office:value-type="string">
            <text:p text:style-name="P2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38"><text:placeholder text:placeholder-type="text">&lt;l.code&gt;</text:placeholder></text:p>
          </table:table-cell>
          <table:table-cell table:style-name="Tabella1.B32" office:value-type="string">
            <text:p text:style-name="P36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6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8" office:value-type="string">
            <text:p text:style-name="P36"><text:placeholder text:placeholder-type="text">&lt;l.pricelist_id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5" table:number-columns-spanned="2" office:value-type="string">
            <text:p text:style-name="P36"/>
          </table:table-cell>
          <table:covered-table-cell/>
          <table:table-cell table:style-name="Tabella1.Q32" office:value-type="string">
            <text:p text:style-name="P37"><text:placeholder text:placeholder-type="text">&lt;l.h&gt;</text:placeholder></text:p>
          </table:table-cell>
          <table:table-cell table:style-name="Tabella1.R32" table:number-columns-spanned="2" office:value-type="string">
            <text:p text:style-name="P37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2" table:number-columns-spanned="2" office:value-type="string">
            <text:p text:style-name="P10"><text:placeholder text:placeholder-type="text">&lt;l.note&gt;</text:placeholder></text:p>
          </table:table-cell>
          <table:covered-table-cell/>
        </table:table-row>
        <table:table-row table:style-name="Tabella1.5">
          <table:table-cell table:style-name="Tabella1.A31" table:number-columns-spanned="21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1" office:value-type="string">
            <text:p text:style-name="P21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7">Tipo</text:p>
          </table:table-cell>
          <table:covered-table-cell/>
          <table:table-cell table:style-name="Tabella1.A30" table:number-columns-spanned="4" office:value-type="string">
            <text:p text:style-name="P27">Fornitore</text:p>
          </table:table-cell>
          <table:covered-table-cell/>
          <table:covered-table-cell/>
          <table:covered-table-cell/>
          <table:table-cell table:style-name="Tabella1.A30" table:number-columns-spanned="4" office:value-type="string">
            <text:p text:style-name="P27">Articolo</text:p>
          </table:table-cell>
          <table:covered-table-cell/>
          <table:covered-table-cell/>
          <table:covered-table-cell/>
          <table:table-cell table:style-name="Tabella1.A30" table:number-columns-spanned="2" office:value-type="string">
            <text:p text:style-name="P27">H</text:p>
          </table:table-cell>
          <table:covered-table-cell/>
          <table:table-cell table:style-name="Tabella1.A30" table:number-columns-spanned="4" office:value-type="string">
            <text:p text:style-name="P27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7">Q.tà</text:p>
          </table:table-cell>
          <table:table-cell table:style-name="Tabella1.A30" table:number-columns-spanned="2" office:value-type="string">
            <text:p text:style-name="P27">Prezzo</text:p>
          </table:table-cell>
          <table:covered-table-cell/>
          <table:table-cell table:style-name="Tabella1.T30" table:number-columns-spanned="2" office:value-type="string">
            <text:p text:style-name="P27">Totale</text:p>
          </table:table-cell>
          <table:covered-table-cell/>
        </table:table-row>
        <table:table-row table:style-name="Tabella1.31">
          <table:table-cell table:style-name="Tabella1.A31" table:number-columns-spanned="21" office:value-type="string">
            <text:p text:style-name="P2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50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4" office:value-type="string">
            <text:p text:style-name="P55"><text:placeholder text:placeholder-type="text">&lt;l.pricelist_id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2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M32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2" office:value-type="string">
            <text:p text:style-name="P12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2" table:number-columns-spanned="2" office:value-type="string">
            <text:p text:style-name="P13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2" table:number-columns-spanned="2" office:value-type="string">
            <text:p text:style-name="P13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1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4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5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4" table:number-columns-spanned="4" office:value-type="string">
            <text:p text:style-name="P5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1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9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5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5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52"><text:placeholder text:placeholder-type="text">&lt;/if&gt;</text:placeholder></text:p>
          </table:table-cell>
          <table:covered-table-cell/>
          <table:covered-table-cell/>
        </table:table-row>
      </table:table>
      <text:p text:style-name="P48"><text:placeholder text:placeholder-type="text">&lt;if test="not is_last(o.id)"&gt;</text:placeholder></text:p>
      <text:p text:style-name="P41"/>
      <text:p text:style-name="P42"><text:s/></text:p>
      <text:p text:style-name="P41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4T09:28:51.790406852</dc:date>
    <dc:language>en-US</dc:language>
    <meta:editing-cycles>458</meta:editing-cycles>
    <meta:editing-duration>P1DT18H1M17S</meta:editing-duration>
    <dc:creator>thebrush </dc:creator>
    <meta:document-statistic meta:table-count="3" meta:image-count="1" meta:object-count="0" meta:page-count="3" meta:paragraph-count="124" meta:word-count="314" meta:character-count="2920" meta:non-whitespace-character-count="2725"/>
    <meta:user-defined meta:name="Info 1"/>
    <meta:user-defined meta:name="Info 2"/>
    <meta:user-defined meta:name="Info 3"/>
    <meta:user-defined meta:name="Info 4"/>
  </office:meta>
</office:document-meta>
</file>